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2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  <style:text-properties style:font-name="Courier New" style:font-name-asian="Courier New1" style:font-name-complex="Courier New1"/>
    </style:style>
    <style:style style:name="P3" style:family="paragraph" style:parent-style-name="Standard" style:master-page-name="Standard">
      <style:paragraph-properties fo:margin-top="0in" fo:margin-bottom="0in" loext:contextual-spacing="false" fo:keep-together="auto" fo:orphans="0" fo:widows="0" style:page-number="1" fo:padding="0in" fo:border="none" fo:keep-with-next="auto"/>
    </style:style>
    <style:style style:name="T1" style:family="text">
      <style:text-properties style:font-name="Courier New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The type itself:</text:p>
      <text:p text:style-name="P2"/>
      <text:p text:style-name="P1"><text:span text:style-name="T1">newtype Markdown = Markdown {unMarkdown :: Text} deriving (Eq, Ord, Read, Show, Monoid)</text:span></text:p>
      <text:p text:style-name="P2"/>
      <text:p text:style-name="P1"><text:span text:style-name="T1">2. Creating values</text:span></text:p>
      <text:p text:style-name="P1"/>
      <text:p text:style-name="P1">raw :: Text -&gt; Markdown</text:p>
      <text:p text:style-name="P1">raw = Markdown</text:p>
      <text:p text:style-name="P1"/>
      <text:p text:style-name="P1">emphasize :: Markdown -&gt; Markdown</text:p>
      <text:p text:style-name="P1">emphasize (Markdown s) = Markdown (“&lt;em&gt;” &lt;&gt; s &lt;&gt; “&lt;/em&gt;”)</text:p>
      <text:p text:style-name="P1"/>
      <text:p text:style-name="P1">instance IsString Markdown where</text:p>
      <text:p text:style-name="P1"><text:s text:c="2"/>fromString = &lt;function that protects some characters&gt;</text:p>
      <text:p text:style-name="P1"/>
      <text:p text:style-name="P1">class MarkdownC a w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15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uto" fo:orphans="0" fo:widows="0" fo:keep-with-next="auto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uto" fo:orphans="0" fo:widows="0" fo:keep-with-next="auto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uto" fo:orphans="0" fo:widows="0" fo:keep-with-next="auto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uto" fo:orphans="0" fo:widows="0" fo:keep-with-next="auto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uto" fo:orphans="0" fo:widows="0" fo:keep-with-next="auto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uto" fo:orphans="0" fo:widows="0" fo:keep-with-next="auto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uto" fo:orphans="0" fo:widows="0" fo:keep-with-next="auto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uto" fo:orphans="0" fo:widows="0" fo:keep-with-next="auto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58" meta:character-count="362" meta:non-whitespace-character-count="312"/>
    <meta:generator>LibreOfficeDev/5.1.0.3$Linux_X86_64 LibreOffice_project/</meta:generator>
  </office:meta>
</office:document-meta>
</file>